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</office:automatic-styles>
  <office:body>
    <office:text>
      <text:p text:style-name="P1"><text:span text:style-name="T1_1">Especially</text:span><text:span text:style-name="T1_2"><text:s/>=<text:s/></text:span><text:span text:style-name="T1_3">Particularly</text:span></text:p>
      <text:p text:style-name="P2"><text:span text:style-name="T2_1">I</text:span><text:span text:style-name="T2_2"><text:s/></text:span><text:span text:style-name="T2_3">really</text:span><text:span text:style-name="T2_4"><text:s/></text:span><text:span text:style-name="T2_5">like</text:span><text:span text:style-name="T2_6"><text:s/></text:span><text:span text:style-name="T2_7">fruits</text:span><text:span text:style-name="T2_8"><text:s/></text:span><text:span text:style-name="T2_9">especially</text:span><text:span text:style-name="T2_10"><text:s/></text:span><text:span text:style-name="T2_11">mangoes</text:span><text:span text:style-name="T2_12">.</text:span></text:p>
      <text:p text:style-name="P3"/>
      <text:p text:style-name="P4"><text:span text:style-name="T4_1">Specially</text:span><text:span text:style-name="T4_2"><text:s/>=<text:s/></text:span><text:span text:style-name="T4_3">Specifically</text:span><text:span text:style-name="T4_4"><text:s/>/<text:s/></text:span><text:span text:style-name="T4_5">in</text:span><text:span text:style-name="T4_6"><text:s/></text:span><text:span text:style-name="T4_7">a</text:span><text:span text:style-name="T4_8"><text:s/></text:span><text:span text:style-name="T4_9">special</text:span><text:span text:style-name="T4_10"><text:s/></text:span><text:span text:style-name="T4_11">way</text:span></text:p>
      <text:p text:style-name="P5"><text:span text:style-name="T5_1">This</text:span><text:span text:style-name="T5_2"><text:s/></text:span><text:span text:style-name="T5_3">cake</text:span><text:span text:style-name="T5_4"><text:s/></text:span><text:span text:style-name="T5_5">was</text:span><text:span text:style-name="T5_6"><text:s/></text:span><text:span text:style-name="T5_7">baked</text:span><text:span text:style-name="T5_8"><text:s/></text:span><text:span text:style-name="T5_9">specially</text:span><text:span text:style-name="T5_10"><text:s/></text:span><text:span text:style-name="T5_11">for</text:span><text:span text:style-name="T5_12"><text:s/></text:span><text:span text:style-name="T5_13">you</text:span><text:span text:style-name="T5_14">.<text:s/></text:span><text:span text:style-name="T5_15">It</text:span><text:span text:style-name="T5_16"><text:s/></text:span><text:span text:style-name="T5_17">is</text:span><text:span text:style-name="T5_18"><text:s/></text:span><text:span text:style-name="T5_19">gluten</text:span><text:span text:style-name="T5_20"><text:s/></text:span><text:span text:style-name="T5_21">free</text:span><text:span text:style-name="T5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